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99" fo:min-height="0.974cm"/>
    </style:style>
    <style:style style:name="gr2" style:family="graphic" style:parent-style-name="standard">
      <style:graphic-properties draw:stroke="solid" svg:stroke-color="#000000" draw:fill="solid" draw:fill-color="#ffff99" fo:min-height="0.91cm"/>
    </style:style>
    <style:style style:name="gr3" style:family="graphic" style:parent-style-name="standard">
      <style:graphic-properties draw:stroke="solid" svg:stroke-color="#000000" draw:fill="solid" draw:fill-color="#ffff99" fo:min-height="0.893cm"/>
    </style:style>
    <style:style style:name="gr4" style:family="graphic" style:parent-style-name="standard">
      <style:graphic-properties draw:stroke="solid" svg:stroke-color="#000000" draw:fill="none" draw:fill-color="#ffffff" fo:min-height="1.111cm"/>
    </style:style>
    <style:style style:name="gr5" style:family="graphic" style:parent-style-name="standard">
      <style:graphic-properties draw:stroke="solid" svg:stroke-color="#000000" draw:fill="none" draw:fill-color="#ffffff" fo:min-height="0.949cm"/>
    </style:style>
    <style:style style:name="gr6" style:family="graphic" style:parent-style-name="standard">
      <style:graphic-properties draw:stroke="solid" svg:stroke-color="#000000" draw:fill="solid" draw:fill-color="#ffff99" fo:min-height="0.949cm"/>
    </style:style>
    <style:style style:name="gr7" style:family="graphic" style:parent-style-name="standard">
      <style:graphic-properties draw:stroke="solid" svg:stroke-color="#000000" draw:fill="solid" draw:fill-color="#ffff99" fo:min-height="0.661cm"/>
    </style:style>
    <style:style style:name="gr8" style:family="graphic" style:parent-style-name="standard">
      <style:graphic-properties draw:stroke="solid" svg:stroke-color="#000000" draw:fill="solid" draw:fill-color="#ffff99" fo:min-height="1.111cm"/>
    </style:style>
    <style:style style:name="gr9" style:family="graphic" style:parent-style-name="standard">
      <style:graphic-properties draw:stroke="solid" svg:stroke-color="#000000" draw:fill="solid" draw:fill-color="#ffff99" fo:min-height="0.857cm"/>
    </style:style>
    <style:style style:name="gr10" style:family="graphic" style:parent-style-name="standard">
      <style:graphic-properties draw:stroke="solid" svg:stroke-color="#000000" draw:fill="none" draw:fill-color="#ffffff" fo:min-height="0.661cm"/>
    </style:style>
    <style:style style:name="gr11" style:family="graphic" style:parent-style-name="standard">
      <style:graphic-properties draw:stroke="solid" svg:stroke-color="#000000" draw:fill="none" draw:fill-color="#ffffff" fo:min-height="0.74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ffff99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text-properties fo:font-size="12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2.794cm" svg:height="1.224cm" svg:x="17.637cm" svg:y="22.636cm">
          <draw:text-box>
            <text:p><text:span text:style-name="T1">CL </text:span><text:span text:style-name="T1">Cu</text:span><text:span text:style-name="T1">sto</text:span><text:span text:style-name="T1">m </text:span><text:span text:style-name="T1">Co</text:span><text:span text:style-name="T1">mm</text:span><text:span text:style-name="T1">erc</text:span><text:span text:style-name="T1">e</text:span></text:p>
          </draw:text-box>
        </draw:frame>
        <draw:frame draw:style-name="gr2" draw:text-style-name="P1" xml:id="id8" draw:id="id8" draw:layer="layout" svg:width="3.048cm" svg:height="1.16cm" svg:x="2.827cm" svg:y="10.381cm">
          <draw:text-box>
            <text:p><text:span text:style-name="T1">Hosting Farm</text:span></text:p>
          </draw:text-box>
        </draw:frame>
        <draw:frame draw:style-name="gr3" draw:text-style-name="P1" xml:id="id17" draw:id="id17" draw:layer="layout" svg:width="2.845cm" svg:height="1.199cm" svg:x="6.346cm" svg:y="1.508cm">
          <draw:text-box>
            <text:p><text:span text:style-name="T1">Accounts Desk</text:span></text:p>
          </draw:text-box>
        </draw:frame>
        <draw:frame draw:style-name="gr4" draw:text-style-name="P2" xml:id="id16" draw:id="id16" draw:layer="layout" svg:width="2.794cm" svg:height="1.361cm" svg:x="10.645cm" svg:y="8.654cm">
          <draw:text-box>
            <text:p><text:span text:style-name="T1">Accounts Payroll</text:span></text:p>
          </draw:text-box>
        </draw:frame>
        <draw:frame draw:style-name="gr5" draw:text-style-name="P2" xml:id="id15" draw:id="id15" draw:layer="layout" svg:width="3.048cm" svg:height="1.199cm" svg:x="6.244cm" svg:y="8.354cm">
          <draw:text-box>
            <text:p><text:span text:style-name="T1">Inventory Control</text:span></text:p>
          </draw:text-box>
        </draw:frame>
        <draw:frame draw:style-name="gr5" draw:text-style-name="P2" xml:id="id20" draw:id="id20" draw:layer="layout" svg:width="3.048cm" svg:height="1.199cm" svg:x="4.125cm" svg:y="3.992cm">
          <draw:text-box>
            <text:p><text:span text:style-name="T1">Shipping Tracking</text:span></text:p>
          </draw:text-box>
        </draw:frame>
        <draw:frame draw:style-name="gr6" draw:text-style-name="P1" xml:id="id10" draw:id="id10" draw:layer="layout" svg:width="2.794cm" svg:height="1.199cm" svg:x="17.637cm" svg:y="10.648cm">
          <draw:text-box>
            <text:p><text:span text:style-name="T1">Customer Service</text:span></text:p>
          </draw:text-box>
        </draw:frame>
        <draw:frame draw:style-name="gr7" draw:text-style-name="P1" xml:id="id6" draw:id="id6" draw:layer="layout" svg:width="3.048cm" svg:height="0.911cm" svg:x="2.827cm" svg:y="21.414cm">
          <draw:text-box>
            <text:p><text:span text:style-name="T1">Finance</text:span></text:p>
          </draw:text-box>
        </draw:frame>
        <draw:frame draw:style-name="gr8" draw:text-style-name="P1" xml:id="id12" draw:id="id12" draw:layer="layout" svg:width="3.048cm" svg:height="1.361cm" svg:x="6.244cm" svg:y="16.272cm">
          <draw:text-box>
            <text:p><text:span text:style-name="T1">General Ledger</text:span></text:p>
          </draw:text-box>
        </draw:frame>
        <draw:frame draw:style-name="gr9" draw:text-style-name="P1" xml:id="id4" draw:id="id4" draw:layer="layout" svg:width="2.794cm" svg:height="1.107cm" svg:x="17.637cm" svg:y="18.595cm">
          <draw:text-box>
            <text:p><text:span text:style-name="T1">Feedback</text:span></text:p>
          </draw:text-box>
        </draw:frame>
        <draw:frame draw:style-name="gr7" draw:text-style-name="P1" xml:id="id5" draw:id="id5" draw:layer="layout" svg:width="2.794cm" svg:height="0.911cm" svg:x="6.371cm" svg:y="19.58cm">
          <draw:text-box>
            <text:p><text:span text:style-name="T1">File Utility</text:span></text:p>
          </draw:text-box>
        </draw:frame>
        <draw:frame draw:style-name="gr5" draw:text-style-name="P2" xml:id="id13" draw:id="id13" draw:layer="layout" svg:width="3.048cm" svg:height="1.199cm" svg:x="10.518cm" svg:y="12.65cm">
          <draw:text-box>
            <text:p><text:span text:style-name="T1">Accounts Payables</text:span></text:p>
          </draw:text-box>
        </draw:frame>
        <draw:frame draw:style-name="gr5" draw:text-style-name="P2" xml:id="id9" draw:id="id9" draw:layer="layout" svg:width="3.048cm" svg:height="1.199cm" svg:x="6.244cm" svg:y="12.65cm">
          <draw:text-box>
            <text:p><text:span text:style-name="T1">Accounts Receivables</text:span></text:p>
          </draw:text-box>
        </draw:frame>
        <draw:frame draw:style-name="gr7" draw:text-style-name="P1" xml:id="id19" draw:id="id19" draw:layer="layout" svg:width="2.794cm" svg:height="0.911cm" svg:x="8.912cm" svg:y="3.992cm">
          <draw:text-box>
            <text:p><text:span text:style-name="T1">Fabrik</text:span></text:p>
          </draw:text-box>
        </draw:frame>
        <draw:frame draw:style-name="gr7" draw:text-style-name="P1" xml:id="id14" draw:id="id14" draw:layer="layout" svg:width="3.048cm" svg:height="0.911cm" svg:x="2.827cm" svg:y="14.421cm">
          <draw:text-box>
            <text:p><text:span text:style-name="T1">Affiliates</text:span></text:p>
          </draw:text-box>
        </draw:frame>
        <draw:frame draw:style-name="gr6" draw:text-style-name="P1" xml:id="id18" draw:id="id18" draw:layer="layout" svg:width="3.048cm" svg:height="1.199cm" svg:x="4.125cm" svg:y="5.934cm">
          <draw:text-box>
            <text:p><text:span text:style-name="T1">Online Catalog</text:span></text:p>
          </draw:text-box>
        </draw:frame>
        <draw:frame draw:style-name="gr10" draw:text-style-name="P2" xml:id="id1" draw:id="id1" draw:layer="layout" svg:width="2.794cm" svg:height="0.911cm" svg:x="13.001cm" svg:y="17.982cm">
          <draw:text-box>
            <text:p><text:span text:style-name="T1">Q-Forms</text:span></text:p>
          </draw:text-box>
        </draw:frame>
        <draw:frame draw:style-name="gr11" draw:text-style-name="P2" xml:id="id11" draw:id="id11" draw:layer="layout" svg:width="2.794cm" svg:height="0.994cm" svg:x="13.001cm" svg:y="10.748cm">
          <draw:text-box>
            <text:p><text:span text:style-name="T1">Q-Control</text:span></text:p>
          </draw:text-box>
        </draw:frame>
        <draw:frame draw:style-name="gr7" draw:text-style-name="P1" xml:id="id2" draw:id="id2" draw:layer="layout" svg:width="2.794cm" svg:height="0.911cm" svg:x="17.637cm" svg:y="20.801cm">
          <draw:text-box>
            <text:p><text:span text:style-name="T1">Q-Wiki</text:span></text:p>
          </draw:text-box>
        </draw:frame>
        <draw:frame draw:style-name="gr5" draw:text-style-name="P2" xml:id="id7" draw:id="id7" draw:layer="layout" svg:width="3.048cm" svg:height="1.199cm" svg:x="2.827cm" svg:y="17.891cm">
          <draw:text-box>
            <text:p><text:span text:style-name="T1">Spreadsheet</text:span></text:p>
          </draw:text-box>
        </draw:frame>
        <draw:connector draw:style-name="gr12" draw:text-style-name="P3" draw:layer="layout" draw:type="curve" svg:x1="14.398cm" svg:y1="18.893cm" svg:x2="17.637cm" svg:y2="21.256cm" draw:start-shape="id1" draw:start-glue-point="2" draw:end-shape="id2" draw:end-glue-point="3" svg:d="M14398 18893c0 1576 1079 2363 3239 2363" svg:viewBox="0 0 3240 2364">
          <text:p/>
        </draw:connector>
        <draw:connector draw:style-name="gr12" draw:text-style-name="P3" draw:layer="layout" draw:type="curve" svg:x1="19.034cm" svg:y1="21.712cm" svg:x2="19.034cm" svg:y2="22.636cm" draw:start-shape="id2" draw:start-glue-point="2" draw:end-shape="id3" draw:end-glue-point="0" svg:d="M19034 21712v924" svg:viewBox="0 0 1 925">
          <text:p/>
        </draw:connector>
        <draw:connector draw:style-name="gr12" draw:text-style-name="P3" draw:layer="layout" draw:type="curve" svg:x1="15.795cm" svg:y1="18.437cm" svg:x2="17.637cm" svg:y2="19.148cm" draw:start-shape="id1" draw:start-glue-point="1" draw:end-shape="id4" draw:end-glue-point="3" svg:d="M15795 18437c1381 0 461 711 1842 711" svg:viewBox="0 0 1843 712">
          <text:p/>
        </draw:connector>
        <draw:connector draw:style-name="gr12" draw:text-style-name="P3" draw:layer="layout" draw:type="curve" svg:x1="13.001cm" svg:y1="18.437cm" svg:x2="9.165cm" svg:y2="20.035cm" draw:start-shape="id1" draw:end-shape="id5" svg:d="M13001 18437c-2877 0-959 1598-3836 1598" svg:viewBox="0 0 3837 1599">
          <text:p/>
        </draw:connector>
        <draw:connector draw:style-name="gr12" draw:text-style-name="P3" draw:layer="layout" draw:type="curve" svg:x1="14.398cm" svg:y1="18.893cm" svg:x2="5.875cm" svg:y2="21.869cm" draw:start-shape="id1" draw:start-glue-point="2" draw:end-shape="id6" draw:end-glue-point="1" svg:d="M14398 18893c0 1984-2841 2976-8523 2976" svg:viewBox="0 0 8524 2977">
          <text:p/>
        </draw:connector>
        <draw:connector draw:style-name="gr12" draw:text-style-name="P3" draw:layer="layout" draw:type="curve" svg:x1="4.351cm" svg:y1="19.09cm" svg:x2="4.351cm" svg:y2="21.414cm" draw:start-shape="id7" draw:start-glue-point="2" draw:end-shape="id6" draw:end-glue-point="0" svg:d="M4351 19090v2324" svg:viewBox="0 0 1 2325">
          <text:p/>
        </draw:connector>
        <draw:connector draw:style-name="gr12" draw:text-style-name="P3" draw:layer="layout" draw:type="curve" svg:x1="2.827cm" svg:y1="21.869cm" svg:x2="2.827cm" svg:y2="10.961cm" draw:start-shape="id6" draw:start-glue-point="3" draw:end-shape="id8" svg:d="M2827 21869c-751 0-751-10908 0-10908" svg:viewBox="0 0 564 10909">
          <text:p/>
        </draw:connector>
        <draw:connector draw:style-name="gr12" draw:text-style-name="P3" draw:layer="layout" draw:type="curve" svg:x1="6.244cm" svg:y1="13.249cm" svg:x2="4.351cm" svg:y2="11.541cm" draw:start-shape="id9" draw:start-glue-point="3" draw:end-shape="id8" svg:d="M6244 13249c-1262 0-1893-569-1893-1708" svg:viewBox="0 0 1894 1709">
          <text:p/>
        </draw:connector>
        <draw:connector draw:style-name="gr12" draw:text-style-name="P3" draw:layer="layout" draw:type="curve" svg:x1="14.398cm" svg:y1="17.982cm" svg:x2="19.034cm" svg:y2="11.847cm" draw:start-shape="id1" draw:start-glue-point="0" draw:end-shape="id10" draw:end-glue-point="2" svg:d="M14398 17982c0-4600 4636-1533 4636-6135" svg:viewBox="0 0 4637 6136">
          <text:p/>
        </draw:connector>
        <draw:connector draw:style-name="gr12" draw:text-style-name="P3" draw:layer="layout" draw:type="curve" svg:x1="15.795cm" svg:y1="11.245cm" svg:x2="17.637cm" svg:y2="11.247cm" draw:start-shape="id11" draw:start-glue-point="1" draw:end-shape="id10" draw:end-glue-point="3" svg:d="M15795 11245c1381 0 461 2 1842 2" svg:viewBox="0 0 1843 3">
          <text:p/>
        </draw:connector>
        <draw:connector draw:style-name="gr12" draw:text-style-name="P3" draw:layer="layout" draw:type="curve" svg:x1="7.768cm" svg:y1="16.272cm" svg:x2="7.768cm" svg:y2="13.849cm" draw:start-shape="id12" draw:start-glue-point="0" draw:end-shape="id9" draw:end-glue-point="2" svg:d="M7768 16272v-2423" svg:viewBox="0 0 1 2424">
          <text:p/>
        </draw:connector>
        <draw:connector draw:style-name="gr12" draw:text-style-name="P3" draw:layer="layout" draw:type="curve" svg:x1="7.768cm" svg:y1="16.272cm" svg:x2="12.042cm" svg:y2="13.849cm" draw:start-shape="id12" draw:start-glue-point="0" draw:end-shape="id13" draw:end-glue-point="2" svg:d="M7768 16272c0-1816 4274-605 4274-2423" svg:viewBox="0 0 4275 2424">
          <text:p/>
        </draw:connector>
        <draw:connector draw:style-name="gr12" draw:text-style-name="P3" draw:layer="layout" draw:type="curve" svg:x1="14.398cm" svg:y1="11.742cm" svg:x2="9.292cm" svg:y2="16.952cm" draw:start-shape="id11" draw:start-glue-point="2" draw:end-shape="id12" draw:end-glue-point="1" svg:d="M14398 11742c0 3474-1702 5210-5106 5210" svg:viewBox="0 0 5107 5211">
          <text:p/>
        </draw:connector>
        <draw:connector draw:style-name="gr12" draw:text-style-name="P3" draw:layer="layout" draw:type="curve" svg:x1="13.001cm" svg:y1="18.437cm" svg:x2="9.292cm" svg:y2="16.952cm" draw:start-shape="id1" draw:start-glue-point="3" draw:end-shape="id12" draw:end-glue-point="1" svg:d="M13001 18437c-2781 0-927-1485-3709-1485" svg:viewBox="0 0 3710 1486">
          <text:p/>
        </draw:connector>
        <draw:connector draw:style-name="gr12" draw:text-style-name="P3" draw:layer="layout" draw:type="curve" svg:x1="6.244cm" svg:y1="16.952cm" svg:x2="4.351cm" svg:y2="15.332cm" draw:start-shape="id12" draw:start-glue-point="3" draw:end-shape="id14" svg:d="M6244 16952c-1262 0-1893-540-1893-1620" svg:viewBox="0 0 1894 1621">
          <text:p/>
        </draw:connector>
        <draw:connector draw:style-name="gr12" draw:text-style-name="P3" draw:layer="layout" draw:type="curve" svg:x1="7.768cm" svg:y1="12.65cm" svg:x2="7.768cm" svg:y2="9.553cm" draw:start-shape="id9" draw:start-glue-point="0" draw:end-shape="id15" svg:d="M7768 12650v-3097" svg:viewBox="0 0 1 3098">
          <text:p/>
        </draw:connector>
        <draw:connector draw:style-name="gr12" draw:text-style-name="P3" draw:layer="layout" draw:type="curve" svg:x1="12.042cm" svg:y1="12.65cm" svg:x2="7.768cm" svg:y2="9.553cm" draw:start-shape="id13" draw:start-glue-point="0" draw:end-shape="id15" draw:end-glue-point="2" svg:d="M12042 12650c0-2322-4274-774-4274-3097" svg:viewBox="0 0 4275 3098">
          <text:p/>
        </draw:connector>
        <draw:connector draw:style-name="gr12" draw:text-style-name="P3" draw:layer="layout" draw:type="curve" svg:x1="12.042cm" svg:y1="12.65cm" svg:x2="12.042cm" svg:y2="10.015cm" draw:start-shape="id13" draw:start-glue-point="0" draw:end-shape="id16" draw:end-glue-point="2" svg:d="M12042 12650v-2635" svg:viewBox="0 0 1 2636">
          <text:p/>
        </draw:connector>
        <draw:connector draw:style-name="gr12" draw:text-style-name="P3" draw:layer="layout" draw:type="curve" svg:x1="7.768cm" svg:y1="8.354cm" svg:x2="7.768cm" svg:y2="2.707cm" draw:start-shape="id15" draw:start-glue-point="0" draw:end-shape="id17" svg:d="M7768 8354v-5647" svg:viewBox="0 0 1 5648">
          <text:p/>
        </draw:connector>
        <draw:connector draw:style-name="gr12" draw:text-style-name="P3" draw:layer="layout" draw:type="curve" svg:x1="6.244cm" svg:y1="8.953cm" svg:x2="5.649cm" svg:y2="7.133cm" draw:start-shape="id15" draw:start-glue-point="3" draw:end-shape="id18" draw:end-glue-point="2" svg:d="M6244 8953c-397 0-595-606-595-1820" svg:viewBox="0 0 596 1821">
          <text:p/>
        </draw:connector>
        <draw:connector draw:style-name="gr12" draw:text-style-name="P3" draw:layer="layout" draw:type="curve" svg:x1="2.827cm" svg:y1="21.869cm" svg:x2="6.346cm" svg:y2="2.107cm" draw:start-shape="id6" draw:start-glue-point="3" draw:end-shape="id17" draw:end-glue-point="3" svg:d="M2827 21869c-751 0-2511-19762 3519-19762" svg:viewBox="0 0 4349 19763">
          <text:p/>
        </draw:connector>
        <draw:connector draw:style-name="gr12" draw:text-style-name="P3" draw:layer="layout" draw:type="curve" svg:x1="5.875cm" svg:y1="18.49cm" svg:x2="7.768cm" svg:y2="17.633cm" draw:start-shape="id7" draw:start-glue-point="1" draw:end-shape="id12" draw:end-glue-point="2" svg:d="M5875 18490c1262 0 1893-285 1893-857" svg:viewBox="0 0 1894 858">
          <text:p/>
        </draw:connector>
        <draw:connector draw:style-name="gr12" draw:text-style-name="P3" draw:layer="layout" draw:type="curve" svg:x1="7.768cm" svg:y1="8.354cm" svg:x2="10.309cm" svg:y2="4.903cm" draw:start-shape="id15" draw:start-glue-point="0" draw:end-shape="id19" draw:end-glue-point="2" svg:d="M7768 8354c0-2587 2541-862 2541-3451" svg:viewBox="0 0 2542 3452">
          <text:p/>
        </draw:connector>
        <draw:connector draw:style-name="gr12" draw:text-style-name="P3" draw:layer="layout" draw:type="curve" svg:x1="10.309cm" svg:y1="3.992cm" svg:x2="9.191cm" svg:y2="2.107cm" draw:start-shape="id19" draw:start-glue-point="0" draw:end-shape="id17" draw:end-glue-point="1" svg:d="M10309 3992c0-1257-372-1885-1118-1885" svg:viewBox="0 0 1119 1886">
          <text:p/>
        </draw:connector>
        <draw:connector draw:style-name="gr12" draw:text-style-name="P3" draw:layer="layout" draw:type="curve" svg:x1="5.649cm" svg:y1="5.934cm" svg:x2="5.649cm" svg:y2="5.191cm" draw:start-shape="id18" draw:start-glue-point="0" draw:end-shape="id20" draw:end-glue-point="2" svg:d="M5649 5934v-743" svg:viewBox="0 0 1 744">
          <text:p/>
        </draw:connector>
        <draw:connector draw:style-name="gr12" draw:text-style-name="P3" draw:layer="layout" draw:type="curve" svg:x1="5.649cm" svg:y1="3.992cm" svg:x2="6.346cm" svg:y2="2.107cm" draw:start-shape="id20" draw:start-glue-point="0" draw:end-shape="id17" draw:end-glue-point="3" svg:d="M5649 3992c0-1257 232-1885 697-1885" svg:viewBox="0 0 698 1886">
          <text:p/>
        </draw:connector>
        <draw:connector draw:style-name="gr12" draw:text-style-name="P3" draw:layer="layout" draw:type="curve" svg:x1="5.875cm" svg:y1="18.49cm" svg:x2="7.768cm" svg:y2="19.58cm" draw:start-shape="id7" draw:start-glue-point="1" draw:end-shape="id5" svg:d="M5875 18490c1262 0 1893 363 1893 1090" svg:viewBox="0 0 1894 10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11:54:16.783820117</meta:creation-date>
    <dc:date>2017-01-13T13:16:16.621036623</dc:date>
    <meta:editing-duration>PT18M51S</meta:editing-duration>
    <meta:editing-cycles>3</meta:editing-cycles>
    <meta:generator>LibreOffice/5.1.4.2$Linux_X86_64 LibreOffice_project/10m0$Build-2</meta:generator>
    <meta:document-statistic meta:object-count="47"/>
  </office:meta>
</office:document-meta>
</file>